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DC0000029E122FAA7BB21ADA7E.png" manifest:media-type="image/png"/>
  <manifest:file-entry manifest:full-path="Pictures/1000020100000B4F000003B6FC5A7CA4149BD73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Helvetica" svg:font-family="Helvetica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_31__5f_Titelfolie-title">
      <style:graphic-properties draw:stroke="none" svg:stroke-width="0.035cm" draw:stroke-linejoin="miter" draw:fill="none" draw:textarea-vertical-align="middle" draw:auto-grow-height="false" draw:fit-to-size="shrink-to-fit" style:shrink-to-fit="true" fo:min-height="3.181cm" fo:padding-top="0.125cm" fo:padding-bottom="0.125cm" fo:padding-left="0.127cm" fo:padding-right="0.127cm" fo:wrap-option="wrap"/>
      <style:paragraph-properties style:writing-mode="lr-tb"/>
    </style:style>
    <style:style style:name="pr2" style:family="presentation" style:parent-style-name="_31__5f_Titelfolie-outline1">
      <style:graphic-properties draw:stroke="none" svg:stroke-width="0.035cm" draw:stroke-linejoin="miter" draw:fill="none" draw:textarea-vertical-align="middle" draw:auto-grow-height="false" draw:fit-to-size="shrink-to-fit" style:shrink-to-fit="true" fo:min-height="10.798cm" fo:padding-top="0.125cm" fo:padding-bottom="0.125cm" fo:padding-left="0.127cm" fo:padding-right="0.127cm" fo:wrap-option="wrap"/>
      <style:paragraph-properties style:writing-mode="lr-tb"/>
    </style:style>
    <style:style style:name="pr3" style:family="presentation" style:parent-style-name="_31__5f_Titelfolie-notes">
      <style:graphic-properties draw:fill-color="#ffffff" fo:min-height="13.364cm"/>
      <style:paragraph-properties style:writing-mode="lr-tb"/>
    </style:style>
    <style:style style:name="pr4" style:family="presentation" style:parent-style-name="Titel_20_und_20_Inhalt-title">
      <style:graphic-properties draw:auto-grow-height="true" fo:min-height="2.42cm"/>
      <style:paragraph-properties style:writing-mode="lr-tb"/>
    </style:style>
    <style:style style:name="pr5" style:family="presentation" style:parent-style-name="Titel_20_und_20_Inhalt-outline1">
      <style:graphic-properties fo:min-height="13.512cm"/>
      <style:paragraph-properties style:writing-mode="lr-tb"/>
    </style:style>
    <style:style style:name="pr6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282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" fo:font-size="54pt" fo:letter-spacing="normal" fo:font-style="italic" style:text-underline-style="none" fo:font-weight="bold" style:font-name-asian="Helvetica" style:font-size-asian="54pt" style:font-style-asian="italic" style:font-weight-asian="bold" style:font-name-complex="Helvetica" style:font-size-complex="54pt" style:font-style-complex="italic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" fo:font-size="43pt" fo:letter-spacing="normal" fo:font-style="italic" style:text-underline-style="none" fo:font-weight="bold" style:font-name-asian="Helvetica" style:font-size-asian="43pt" style:font-style-asian="italic" style:font-weight-asian="bold" style:font-name-complex="Helvetica" style:font-size-complex="43pt" style:font-style-complex="italic" style:font-weight-complex="bold"/>
    </style:style>
    <style:style style:name="T3" style:family="text">
      <style:text-properties fo:font-variant="normal" fo:text-transform="none" fo:color="#c0504d" style:text-line-through-style="none" style:text-line-through-type="none" style:text-position="0% 100%" style:font-name="Helvetica" fo:font-size="36pt" fo:letter-spacing="normal" fo:font-style="normal" style:text-underline-style="none" fo:font-weight="bold" style:font-name-asian="Helvetica" style:font-size-asian="36pt" style:font-style-asian="normal" style:font-weight-asian="bold" style:font-name-complex="Helvetica" style:font-size-complex="36pt" style:font-style-complex="normal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font-style="normal" fo:text-shadow="none" style:text-underline-style="none" fo:font-weight="normal" style:letter-kerning="true" fo:background-color="transparent" style:font-name-asian="Calibri1" style:font-size-asian="28pt" style:font-style-asian="normal" style:font-weight-asian="normal" style:font-name-complex="Calib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66" fo:font-size="28pt" style:font-size-asian="28pt" style:font-size-complex="28pt"/>
    </style:style>
    <style:style style:name="T8" style:family="text">
      <style:text-properties style:use-window-font-color="tru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elfolie" presentation:presentation-page-layout-name="AL1T0">
        <office:forms form:automatic-focus="false" form:apply-design-mode="false"/>
        <draw:frame draw:name="Titel 1" presentation:style-name="pr1" draw:text-style-name="P2" draw:layer="layout" svg:width="28.786cm" svg:height="4.418cm" svg:x="2.54cm" svg:y="3.625cm" presentation:class="title" presentation:user-transformed="true">
          <draw:text-box>
            <text:p text:style-name="P1"><text:span text:style-name="T1">3D Scanning and Spatial Learning</text:span><text:span text:style-name="T1"><text:line-break/></text:span><text:span text:style-name="T2">Multi-view 4D Volumetric Capture</text:span></text:p>
          </draw:text-box>
        </draw:frame>
        <draw:frame draw:name="Untertitel 2" presentation:style-name="pr2" draw:text-style-name="P4" draw:layer="layout" svg:width="23.706cm" svg:height="2.618cm" svg:x="5.08cm" svg:y="8.07cm" presentation:class="outline" presentation:user-transformed="true">
          <draw:text-box>
            <text:p text:style-name="P3"><text:span text:style-name="T3">Marcel Bruckner, Kevin Bein, Moiz Saji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">
        <office:forms form:automatic-focus="false" form:apply-design-mode="false"/>
        <draw:frame presentation:style-name="pr4" draw:text-style-name="P6" draw:layer="layout" svg:width="24.235cm" svg:height="2.42cm" svg:x="1.323cm" svg:y="0cm" presentation:class="title">
          <draw:text-box>
            <text:p><text:span text:style-name="T4">Last week</text:span></text:p>
          </draw:text-box>
        </draw:frame>
        <draw:frame presentation:style-name="pr5" draw:text-style-name="P6" draw:layer="layout" svg:width="31.273cm" svg:height="13.762cm" svg:x="1.323cm" svg:y="2.619cm" presentation:class="outline">
          <draw:text-box>
            <text:list text:style-name="L2">
              <text:list-item>
                <text:p><text:span text:style-name="T5">Optimization</text:span></text:p>
                <text:list>
                  <text:list-item>
                    <text:p><text:span text:style-name="T5">Procrustes done – Bad results, fast</text:span></text:p>
                  </text:list-item>
                  <text:list-item>
                    <text:p><text:span text:style-name="T5">Point Correspondences done – Really good results, slow initialization</text:span></text:p>
                  </text:list-item>
                </text:list>
              </text:list-item>
              <text:list-item>
                <text:p><text:span text:style-name="T5">Voxelgrid</text:span></text:p>
                <text:list>
                  <text:list-item>
                    <text:p><text:span text:style-name="T6">CPU approach finished</text:span><text:span text:style-name="T5"> – Proof of concept</text:span></text:p>
                  </text:list-item>
                  <text:list-item>
                    <text:p><text:span text:style-name="T5">One frame currently, no averaging</text:span></text:p>
                  </text:list-item>
                </text:list>
              </text:list-item>
              <text:list-item>
                <text:p><text:span text:style-name="T5">Marching Cubes</text:span></text:p>
                <text:list>
                  <text:list-item>
                    <text:p><text:span text:style-name="T6">CPU approach finished</text:span><text:span text:style-name="T5"> – Proof of concept</text:span></text:p>
                  </text:list-item>
                  <text:list-item>
                    <text:p><text:span text:style-name="T5">Refinded triangle extraction per cube cell</text:span></text:p>
                  </text:list-item>
                </text:list>
              </text:list-item>
              <text:list-item>
                <text:p><text:span text:style-name="T5">Graphical User </text:span><text:span text:style-name="T5"><text:tab/></text:span><text:span text:style-name="T5">Interfac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">
        <office:forms form:automatic-focus="false" form:apply-design-mode="false"/>
        <draw:frame presentation:style-name="pr4" draw:text-style-name="P6" draw:layer="layout" svg:width="24.235cm" svg:height="2.42cm" svg:x="1.323cm" svg:y="0cm" presentation:class="title" presentation:user-transformed="true">
          <draw:text-box>
            <text:p><text:span text:style-name="T4">Next week</text:span></text:p>
          </draw:text-box>
        </draw:frame>
        <draw:frame presentation:style-name="pr5" draw:text-style-name="P6" draw:layer="layout" svg:width="31.273cm" svg:height="13.762cm" svg:x="1.323cm" svg:y="2.619cm" presentation:class="outline">
          <draw:text-box>
            <text:list text:style-name="L2">
              <text:list-item>
                <text:p><text:span text:style-name="T5">Optimization</text:span></text:p>
                <text:list>
                  <text:list-item>
                    <text:p><text:span text:style-name="T7">Point Correspondences: Fix Procrustes initialization</text:span></text:p>
                  </text:list-item>
                  <text:list-item>
                    <text:p><text:span text:style-name="T8">ICP for further alignment</text:span></text:p>
                  </text:list-item>
                </text:list>
              </text:list-item>
              <text:list-item>
                <text:p><text:span text:style-name="T5">Voxelgrid</text:span></text:p>
                <text:list>
                  <text:list-item>
                    <text:p><text:span text:style-name="T6">GPU approach </text:span><text:span text:style-name="T5">– Proof of concept</text:span></text:p>
                  </text:list-item>
                  <text:list-item>
                    <text:p><text:span text:style-name="T5">Weighted averaging of frames</text:span></text:p>
                  </text:list-item>
                </text:list>
              </text:list-item>
              <text:list-item>
                <text:p><text:span text:style-name="T5">Marching Cubes</text:span></text:p>
                <text:list>
                  <text:list-item>
                    <text:p><text:span text:style-name="T6">GPU approach</text:span><text:span text:style-name="T5"> – Proof of concept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Helvetica" svg:font-family="Helvetica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elfolie-background" style:display-name="1_Titelfolie-background" style:family="presentation">
      <style:graphic-properties draw:stroke="none" draw:fill="solid" draw:fill-color="#ffffff"/>
      <style:text-properties style:letter-kerning="true"/>
    </style:style>
    <style:style style:name="_31__5f_Titelfolie-backgroundobjects" style:display-name="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-notes" style:display-name="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-outline1" style:display-name="1_Titelfolie-outline1" style:family="presentation">
      <style:graphic-properties draw:stroke="none" draw:fill="none" draw:auto-grow-height="false" draw:fit-to-size="shrink-to-fit" style:shrink-to-fit="true">
        <text:list-style style:name="_31__5f_Titelfolie-outline1" style:display-name="1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-outline2" style:display-name="1_Titelfolie-outline2" style:family="presentation" style:parent-style-name="_31__5f_Titelfoli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fo:hyphenate="false"/>
    </style:style>
    <style:style style:name="_31__5f_Titelfolie-outline3" style:display-name="1_Titelfolie-outline3" style:family="presentation" style:parent-style-name="_31__5f_Titelfoli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fo:hyphenate="false"/>
    </style:style>
    <style:style style:name="_31__5f_Titelfolie-outline4" style:display-name="1_Titelfolie-outline4" style:family="presentation" style:parent-style-name="_31__5f_Titelfoli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fo:hyphenate="false"/>
    </style:style>
    <style:style style:name="_31__5f_Titelfolie-outline5" style:display-name="1_Titelfolie-outline5" style:family="presentation" style:parent-style-name="_31__5f_Titelfolie-outline4">
      <style:paragraph-properties fo:margin-top="0.1cm" fo:margin-bottom="0cm"/>
      <style:text-properties fo:font-size="20pt" style:font-size-asian="20pt" style:font-size-complex="20pt"/>
    </style:style>
    <style:style style:name="_31__5f_Titelfolie-outline6" style:display-name="1_Titelfolie-outline6" style:family="presentation" style:parent-style-name="_31__5f_Titelfolie-outline5">
      <style:paragraph-properties fo:margin-top="0.1cm" fo:margin-bottom="0cm"/>
      <style:text-properties fo:font-size="20pt" style:font-size-asian="20pt" style:font-size-complex="20pt"/>
    </style:style>
    <style:style style:name="_31__5f_Titelfolie-outline7" style:display-name="1_Titelfolie-outline7" style:family="presentation" style:parent-style-name="_31__5f_Titelfolie-outline6">
      <style:paragraph-properties fo:margin-top="0.1cm" fo:margin-bottom="0cm"/>
      <style:text-properties fo:font-size="20pt" style:font-size-asian="20pt" style:font-size-complex="20pt"/>
    </style:style>
    <style:style style:name="_31__5f_Titelfolie-outline8" style:display-name="1_Titelfolie-outline8" style:family="presentation" style:parent-style-name="_31__5f_Titelfolie-outline7">
      <style:paragraph-properties fo:margin-top="0.1cm" fo:margin-bottom="0cm"/>
      <style:text-properties fo:font-size="20pt" style:font-size-asian="20pt" style:font-size-complex="20pt"/>
    </style:style>
    <style:style style:name="_31__5f_Titelfolie-outline9" style:display-name="1_Titelfolie-outline9" style:family="presentation" style:parent-style-name="_31__5f_Titelfolie-outline8">
      <style:paragraph-properties fo:margin-top="0.1cm" fo:margin-bottom="0cm"/>
      <style:text-properties fo:font-size="20pt" style:font-size-asian="20pt" style:font-size-complex="20pt"/>
    </style:style>
    <style:style style:name="_31__5f_Titelfolie-subtitle" style:display-name="1_Titelfolie-subtitle" style:family="presentation">
      <style:graphic-properties draw:stroke="none" draw:fill="none" draw:textarea-vertical-align="middle">
        <text:list-style style:name="_31__5f_Titelfolie-subtitle" style:display-name="1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-title" style:display-name="1_Titelfolie-title" style:family="presentation">
      <style:graphic-properties draw:stroke="none" draw:fill="none" draw:textarea-vertical-align="middle">
        <text:list-style style:name="_31__5f_Titelfolie-title" style:display-name="1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Calibri1" style:font-family-asian="Calibri" style:font-size-asian="18pt" style:font-style-asian="normal" style:font-weight-asian="normal" style:font-name-complex="Calibri1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Calibri1" style:font-family-asian="Calibri" style:font-size-asian="18pt" style:font-style-asian="normal" style:font-weight-asian="normal" style:font-name-complex="Calibri1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542cm)" draw:image-opacity="100%" style:mirror="none"/>
    </style:style>
    <style:style style:name="Mgr4" style:family="graphic" style:parent-style-name="standard">
      <style:graphic-properties draw:stroke="solid" svg:stroke-width="0.053cm" svg:stroke-color="#4d4d4d" draw:fill="none" draw:textarea-horizontal-align="center" draw:textarea-vertical-align="top" draw:auto-grow-height="false" draw:fit-to-size="false" style:shrink-to-fit="false" fo:padding-top="0.125cm" fo:padding-bottom="0.125cm" fo:padding-left="0.127cm" fo:padding-right="0.127cm" fo:wrap-option="wrap"/>
    </style:style>
    <style:style style:name="Mgr5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Mgr6" style:family="graphic" style:parent-style-name="Objekt_20_ohne_20_Füllung_20_und_20_Lini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91cm, 2.946cm, 3.183cm, 0cm)" draw:image-opacity="100%" style:mirror="none"/>
    </style:style>
    <style:style style:name="Mgr7" style:family="graphic" style:parent-style-name="Objekt_20_ohne_20_Füllung_20_und_20_Lini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542cm)" draw:image-opacity="5%" style:mirror="none"/>
    </style:style>
    <style:style style:name="Mpr1" style:family="presentation" style:parent-style-name="_31__5f_Titelfolie-title">
      <style:graphic-properties draw:stroke="none" svg:stroke-width="0.035cm" draw:stroke-linejoin="miter" draw:fill="none" draw:textarea-vertical-align="middle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2" style:family="presentation" style:parent-style-name="_31__5f_Titelfolie-outline1">
      <style:graphic-properties draw:stroke="none" svg:stroke-width="0.035cm" draw:stroke-linejoin="miter" draw:fill="none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3" style:family="presentation" style:parent-style-name="_31__5f_Titelfolie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4" style:family="presentation" style:parent-style-name="_31__5f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1__5f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7" style:family="presentation" style:parent-style-name="Titel_20_und_20_Inhalt-title">
      <style:graphic-properties draw:stroke="none" svg:stroke-width="0.035cm" draw:stroke-linejoin="miter" draw:fill="none" draw:textarea-vertical-align="bottom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8" style:family="presentation" style:parent-style-name="Titel_20_und_20_Inhalt-outline1">
      <style:graphic-properties draw:stroke="none" svg:stroke-width="0.035cm" draw:stroke-linejoin="miter" draw:fill="none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1" style:family="paragraph">
      <style:paragraph-properties fo:margin-left="0cm" fo:margin-right="0cm" fo:margin-top="0.282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0" style:family="paragraph">
      <style:paragraph-properties fo:margin-left="0cm" fo:margin-right="0cm" fo:margin-top="0.247cm" fo:margin-bottom="0cm" fo:line-height="100%" fo:text-align="start" fo:text-indent="0cm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name-asian="Calibri1" style:font-size-asian="60pt" style:font-style-asian="normal" style:font-weight-asian="normal" style:font-name-complex="Calibri1" style:font-size-complex="60pt" style:font-style-complex="normal" style:font-weight-complex="normal"/>
    </style:style>
    <style:style style:name="MT4" style:family="text">
      <style:text-properties fo:font-variant="normal" fo:text-transform="none" fo:color="#c0504d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Calibri1" style:font-size-asian="36pt" style:font-style-asian="normal" style:font-weight-asian="normal" style:font-name-complex="Calibri1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Calibri1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Calibri1" style:font-size-asian="32pt" style:font-style-asian="normal" style:font-weight-asian="normal" style:font-name-complex="Calibri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_31__5f_Titelfolie" style:display-name="1_Titelfolie" style:page-layout-name="PM1" draw:style-name="Mdp1">
      <draw:frame draw:name="Picture 2" draw:style-name="Mgr3" draw:text-style-name="MP5" draw:layer="backgroundobjects" drawooo:display="none" svg:width="33.866cm" svg:height="19.049cm" svg:x="0cm" svg:y="0cm">
        <draw:image xlink:href="Pictures/10000201000005DC0000029E122FAA7BB21ADA7E.png" xlink:type="simple" xlink:show="embed" xlink:actuate="onLoad" loext:mime-type="image/png">
          <text:p/>
        </draw:image>
        <svg:desc>Picture 2</svg:desc>
      </draw:frame>
      <draw:line draw:name="Gerade Verbindung 9" draw:style-name="Mgr4" draw:text-style-name="MP6" draw:layer="backgroundobjects" drawooo:display="none" svg:x1="33.866cm" svg:y1="17.047cm" svg:x2="0cm" svg:y2="17.047cm">
        <text:p/>
      </draw:line>
      <draw:custom-shape draw:name="Rechteck 12" draw:style-name="Mgr5" draw:text-style-name="MP8" draw:layer="backgroundobjects" drawooo:display="none" svg:width="23.662cm" svg:height="1.775cm" svg:x="1.45cm" svg:y="17.198cm">
        <text:p text:style-name="MP7"><text:span text:style-name="MT2">4D Volumetric Fusion</text:span></text:p>
        <text:p text:style-name="MP7"><text:span text:style-name="MT2">M. Bruckner, K. Bein, M. Saji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4" draw:text-style-name="MP6" draw:layer="backgroundobjects" drawooo:display="none" svg:x1="0cm" svg:y1="2.125cm" svg:x2="33.866cm" svg:y2="2.125cm">
        <text:p/>
      </draw:line>
      <draw:frame draw:name="Grafik 11" draw:style-name="Mgr6" draw:text-style-name="MP5" draw:layer="backgroundobjects" drawooo:display="none" svg:width="7.765cm" svg:height="1.653cm" svg:x="25.802cm" svg:y="17.249cm">
        <draw:image xlink:href="Pictures/1000020100000B4F000003B6FC5A7CA4149BD730.png" xlink:type="simple" xlink:show="embed" xlink:actuate="onLoad" loext:mime-type="image/png">
          <text:p/>
        </draw:image>
        <svg:desc>Grafik 11</svg:desc>
      </draw:frame>
      <draw:frame draw:name="Picture 2" draw:style-name="Mgr7" draw:text-style-name="MP5" draw:layer="backgroundobjects" svg:width="33.866cm" svg:height="19.049cm" svg:x="0cm" svg:y="0cm">
        <draw:image xlink:href="Pictures/10000201000005DC0000029E122FAA7BB21ADA7E.png" xlink:type="simple" xlink:show="embed" xlink:actuate="onLoad" loext:mime-type="image/png">
          <text:p/>
        </draw:image>
        <svg:desc>Picture 2</svg:desc>
      </draw:frame>
      <draw:frame draw:name="Titeltext" presentation:style-name="Mpr1" draw:text-style-name="MP10" draw:layer="backgroundobjects" svg:width="28.786cm" svg:height="4.418cm" svg:x="2.54cm" svg:y="3.625cm" presentation:class="title" presentation:user-transformed="true">
        <draw:text-box>
          <text:p text:style-name="MP9"><text:span text:style-name="MT3">Titeltext</text:span></text:p>
        </draw:text-box>
      </draw:frame>
      <draw:frame draw:name="Textebene 1…" presentation:style-name="Mpr2" draw:text-style-name="MP13" draw:layer="backgroundobjects" svg:width="23.706cm" svg:height="2.618cm" svg:x="5.08cm" svg:y="8.07cm" presentation:class="outline" presentation:user-transformed="true">
        <draw:text-box>
          <text:list text:style-name="ML2">
            <text:list-item>
              <text:p text:style-name="MP11"><text:span text:style-name="MT4">Textebene 1</text:span></text:p>
              <text:list>
                <text:list-item>
                  <text:p text:style-name="MP12"><text:span text:style-name="MT4">Textebene 2</text:span></text:p>
                  <text:list>
                    <text:list-item>
                      <text:p text:style-name="MP12"><text:span text:style-name="MT4">Textebene 3</text:span></text:p>
                      <text:list>
                        <text:list-item>
                          <text:p text:style-name="MP12"><text:span text:style-name="MT4">Textebene 4</text:span></text:p>
                          <text:list>
                            <text:list-item>
                              <text:p text:style-name="MP12"><text:span text:style-name="MT4">Textebene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9" draw:style-name="Mgr4" draw:text-style-name="MP6" draw:layer="backgroundobjects" svg:x1="33.866cm" svg:y1="17.047cm" svg:x2="0cm" svg:y2="17.047cm">
        <text:p/>
      </draw:line>
      <draw:frame draw:name="Grafik 4" draw:style-name="Mgr6" draw:text-style-name="MP5" draw:layer="backgroundobjects" svg:width="20.931cm" svg:height="4.457cm" svg:x="6.562cm" svg:y="12.452cm">
        <draw:image xlink:href="Pictures/1000020100000B4F000003B6FC5A7CA4149BD730.png" xlink:type="simple" xlink:show="embed" xlink:actuate="onLoad" loext:mime-type="image/png">
          <text:p/>
        </draw:image>
        <svg:desc>Grafik 4</svg:desc>
      </draw:frame>
      <draw:frame draw:name="Foliennummer" presentation:style-name="Mpr3" draw:text-style-name="MP15" draw:layer="backgroundobjects" svg:width="7.901cm" svg:height="1.022cm" svg:x="16.369cm" svg:y="17.145cm" presentation:class="page-number" presentation:user-transformed="true">
        <draw:text-box>
          <text:p text:style-name="MP14"><text:span text:style-name="MT5"><text:page-number>3</text:page-number></text:span></text:p>
        </draw:text-box>
      </draw:frame>
      <presentation:notes style:page-layout-name="PM0">
        <draw:page-thumbnail presentation:style-name="_31__5f_Titelfolie-title" draw:layer="backgroundobjects" svg:width="19.798cm" svg:height="11.136cm" svg:x="0.6cm" svg:y="2.257cm" presentation:class="page"/>
        <draw:frame presentation:style-name="_31_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2" draw:style-name="Mgr3" draw:text-style-name="MP5" draw:layer="backgroundobjects" drawooo:display="none" svg:width="33.866cm" svg:height="19.049cm" svg:x="0cm" svg:y="0cm">
        <draw:image xlink:href="Pictures/10000201000005DC0000029E122FAA7BB21ADA7E.png" xlink:type="simple" xlink:show="embed" xlink:actuate="onLoad" loext:mime-type="image/png">
          <text:p/>
        </draw:image>
        <svg:desc>Picture 2</svg:desc>
      </draw:frame>
      <draw:line draw:name="Gerade Verbindung 9" draw:style-name="Mgr4" draw:text-style-name="MP6" draw:layer="backgroundobjects" drawooo:display="none" svg:x1="33.866cm" svg:y1="17.047cm" svg:x2="0cm" svg:y2="17.047cm">
        <text:p/>
      </draw:line>
      <draw:custom-shape draw:name="Rechteck 12" draw:style-name="Mgr5" draw:text-style-name="MP8" draw:layer="backgroundobjects" drawooo:display="none" svg:width="23.662cm" svg:height="1.775cm" svg:x="1.45cm" svg:y="17.198cm">
        <text:p text:style-name="MP7"><text:span text:style-name="MT2">4D Volumetric Fusion</text:span></text:p>
        <text:p text:style-name="MP7"><text:span text:style-name="MT2">M. Bruckner, K. Bein, M. Saji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4" draw:text-style-name="MP6" draw:layer="backgroundobjects" drawooo:display="none" svg:x1="0cm" svg:y1="2.125cm" svg:x2="33.866cm" svg:y2="2.125cm">
        <text:p/>
      </draw:line>
      <draw:frame draw:name="Grafik 11" draw:style-name="Mgr6" draw:text-style-name="MP5" draw:layer="backgroundobjects" drawooo:display="none" svg:width="7.765cm" svg:height="1.653cm" svg:x="25.802cm" svg:y="17.249cm">
        <draw:image xlink:href="Pictures/1000020100000B4F000003B6FC5A7CA4149BD730.png" xlink:type="simple" xlink:show="embed" xlink:actuate="onLoad" loext:mime-type="image/png">
          <text:p/>
        </draw:image>
        <svg:desc>Grafik 11</svg:desc>
      </draw:frame>
      <draw:frame draw:name="Picture 2" draw:style-name="Mgr7" draw:text-style-name="MP5" draw:layer="backgroundobjects" svg:width="33.866cm" svg:height="19.049cm" svg:x="0cm" svg:y="0cm">
        <draw:image xlink:href="Pictures/10000201000005DC0000029E122FAA7BB21ADA7E.png" xlink:type="simple" xlink:show="embed" xlink:actuate="onLoad" loext:mime-type="image/png">
          <text:p/>
        </draw:image>
        <svg:desc>Picture 2</svg:desc>
      </draw:frame>
      <draw:line draw:name="Gerade Verbindung 9" draw:style-name="Mgr4" draw:text-style-name="MP6" draw:layer="backgroundobjects" svg:x1="33.866cm" svg:y1="17.047cm" svg:x2="0cm" svg:y2="17.047cm">
        <text:p/>
      </draw:line>
      <draw:custom-shape draw:name="Rechteck 12" draw:style-name="Mgr5" draw:text-style-name="MP8" draw:layer="backgroundobjects" svg:width="23.662cm" svg:height="1.775cm" svg:x="1.45cm" svg:y="17.198cm">
        <text:p text:style-name="MP7"><text:span text:style-name="MT2">4D Volumetric Fusion</text:span></text:p>
        <text:p text:style-name="MP7"><text:span text:style-name="MT2">M. Bruckner, K. Bein, M. Saji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4" draw:text-style-name="MP6" draw:layer="backgroundobjects" svg:x1="0cm" svg:y1="2.125cm" svg:x2="33.866cm" svg:y2="2.125cm">
        <text:p/>
      </draw:line>
      <draw:frame draw:name="Grafik 11" draw:style-name="Mgr6" draw:text-style-name="MP5" draw:layer="backgroundobjects" svg:width="7.765cm" svg:height="1.653cm" svg:x="25.802cm" svg:y="17.249cm">
        <draw:image xlink:href="Pictures/1000020100000B4F000003B6FC5A7CA4149BD730.png" xlink:type="simple" xlink:show="embed" xlink:actuate="onLoad" loext:mime-type="image/png">
          <text:p/>
        </draw:image>
        <svg:desc>Grafik 11</svg:desc>
      </draw:frame>
      <draw:frame draw:name="Foliennummer" presentation:style-name="Mpr6" draw:text-style-name="MP17" draw:layer="backgroundobjects" svg:width="0.995cm" svg:height="1.029cm" svg:x="32.236cm" svg:y="0.66cm" presentation:class="page-number" presentation:user-transformed="true">
        <draw:text-box>
          <text:p text:style-name="MP16"><text:span text:style-name="MT6"><text:page-number>3</text:page-number></text:span></text:p>
        </draw:text-box>
      </draw:frame>
      <draw:frame draw:name="Titeltext" presentation:style-name="Mpr7" draw:text-style-name="MP19" draw:layer="backgroundobjects" svg:width="24.235cm" svg:height="2.42cm" svg:x="1.323cm" svg:y="0cm" presentation:class="title" presentation:user-transformed="true">
        <draw:text-box>
          <text:p text:style-name="MP18"><text:span text:style-name="MT7">Titeltext</text:span></text:p>
        </draw:text-box>
      </draw:frame>
      <draw:frame draw:name="Textebene 1…" presentation:style-name="Mpr8" draw:text-style-name="MP21" draw:layer="backgroundobjects" svg:width="31.273cm" svg:height="13.762cm" svg:x="1.323cm" svg:y="2.619cm" presentation:class="outline" presentation:user-transformed="true">
        <draw:text-box>
          <text:list text:style-name="ML2">
            <text:list-item>
              <text:p text:style-name="MP20"><text:span text:style-name="MT8">Textebene 1</text:span></text:p>
              <text:list>
                <text:list-item>
                  <text:p text:style-name="MP20"><text:span text:style-name="MT8">Textebene 2</text:span></text:p>
                  <text:list>
                    <text:list-item>
                      <text:p text:style-name="MP20"><text:span text:style-name="MT8">Textebene 3</text:span></text:p>
                      <text:list>
                        <text:list-item>
                          <text:p text:style-name="MP20"><text:span text:style-name="MT8">Textebene 4</text:span></text:p>
                          <text:list>
                            <text:list-item>
                              <text:p text:style-name="MP20"><text:span text:style-name="MT8">Textebene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3D Scanning and Spatial Learning Multi-view 4D Volumetric Fusion</dc:title>
    <meta:editing-cycles>21</meta:editing-cycles>
    <dc:date>2020-01-16T12:23:20.526000000</dc:date>
    <meta:editing-duration>PT55M50S</meta:editing-duration>
    <meta:generator>LibreOffice/6.3.4.2$Windows_X86_64 LibreOffice_project/60da17e045e08f1793c57c00ba83cdfce946d0aa</meta:generator>
    <meta:document-statistic meta:object-count="5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